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toGothicStdBook" svg:font-family="CartoGothicStdBook, Arial, Helvetica, sans-serif"/>
    <style:font-face style:name="Lohit Hindi1" svg:font-family="'Lohit Hindi'"/>
    <style:font-face style:name="arial" svg:font-family="arial, sans-serif"/>
    <style:font-face style:name="Courier 10 Pitch" svg:font-family="'Courier 10 Pitch'" style:font-pitch="fixed"/>
    <style:font-face style:name="AWLUnicode" svg:font-family="AWLUnicode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6215in" table:align="left"/>
    </style:style>
    <style:style style:name="Table1.A" style:family="table-column">
      <style:table-column-properties style:column-width="4.621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9528in" table:align="left"/>
    </style:style>
    <style:style style:name="Table2.A" style:family="table-column">
      <style:table-column-properties style:column-width="4.9528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10 Pitch" fo:font-size="14pt" style:font-size-asian="14pt" style:font-size-complex="14pt"/>
    </style:style>
    <style:style style:name="P2" style:family="paragraph" style:parent-style-name="Standard">
      <style:paragraph-properties fo:margin-left="0in" fo:margin-right="0in" style:line-height-at-least="0.1563in" fo:text-align="start" style:justify-single-word="false" fo:text-indent="0in" style:auto-text-indent="false"/>
      <style:text-properties fo:font-variant="normal" fo:text-transform="none" fo:color="#000000" style:font-name="Courier 10 Pitch" fo:font-size="14pt" fo:letter-spacing="normal" fo:font-style="normal" fo:font-weight="normal" style:font-size-asian="14pt" style:font-size-complex="14pt"/>
    </style:style>
    <style:style style:name="P3" style:family="paragraph" style:parent-style-name="Text_20_body">
      <style:text-properties style:font-name="Courier 10 Pitch" fo:font-size="14pt" style:font-size-asian="14pt" style:font-size-complex="14pt"/>
    </style:style>
    <style:style style:name="P4" style:family="paragraph" style:parent-style-name="Table_20_Contents">
      <style:text-properties style:font-name="Courier 10 Pitch" fo:font-size="14pt" style:font-size-asian="14pt" style:font-size-complex="14pt"/>
    </style:style>
    <style:style style:name="P5" style:family="paragraph" style:parent-style-name="Table_20_Contents">
      <style:paragraph-properties fo:margin-left="0in" fo:margin-right="0in" style:line-height-at-least="0.2811in" fo:text-indent="0in" style:auto-text-indent="false"/>
      <style:text-properties style:font-name="Courier 10 Pitch" fo:font-size="14pt" style:font-size-asian="14pt" style:font-size-complex="14pt"/>
    </style:style>
    <style:style style:name="T1" style:family="text">
      <style:text-properties fo:font-variant="normal" fo:text-transform="none" fo:color="#000000" style:font-name="CartoGothicStdBook" fo:font-size="13.5pt" fo:letter-spacing="normal" fo:font-style="normal" fo:font-weight="normal"/>
    </style:style>
    <style:style style:name="T2" style:family="text">
      <style:text-properties fo:font-variant="normal" fo:text-transform="none" fo:color="#000000" fo:font-size="13.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span text:style-name="T3"/></text:p>
            <text:p text:style-name="P5"><text:span text:style-name="T3">Martha Clarke, Admissions Coordinator</text:span><text:line-break/><text:span text:style-name="T3">School of Computer Science</text:span><text:line-break/><text:span text:style-name="T3">Carnegie Mellon University</text:span><text:line-break/><text:span text:style-name="T3">5000 Forbes Avenue</text:span><text:line-break/><text:span text:style-name="T3">Pittsburgh, PA 15213-3891 USA</text:span></text:p>
            <text:p text:style-name="P5"><text:span text:style-name="T3"/></text:p>
          </table:table-cell>
        </table:table-row>
        <table:table-row>
          <table:table-cell table:style-name="Table1.A2" office:value-type="string">
            <text:p text:style-name="P5"><text:span text:style-name="T3"/></text:p>
            <text:p text:style-name="P5"><text:span text:style-name="T3">Martha Clarke, Admissions Coordinator</text:span><text:line-break/><text:span text:style-name="T3">School of Computer Science</text:span><text:line-break/><text:span text:style-name="T3">Carnegie Mellon University</text:span><text:line-break/><text:span text:style-name="T3">5000 Forbes Avenue</text:span><text:line-break/><text:span text:style-name="T3">Pittsburgh, PA 15213-3891 USA</text:span></text:p>
            <text:p text:style-name="P5"><text:span text:style-name="T3"/></text:p>
          </table:table-cell>
        </table:table-row>
        <table:table-row>
          <table:table-cell table:style-name="Table1.A2" office:value-type="string">
            <text:p text:style-name="P5"><text:span text:style-name="T3"/></text:p>
            <text:p text:style-name="P5"><text:span text:style-name="T3">Martha Clarke, Admissions Coordinator</text:span><text:line-break/><text:span text:style-name="T3">School of Computer Science</text:span><text:line-break/><text:span text:style-name="T3">Carnegie Mellon University</text:span><text:line-break/><text:span text:style-name="T3">5000 Forbes Avenue</text:span><text:line-break/><text:span text:style-name="T3">Pittsburgh, PA 15213-3891 USA</text:span></text:p>
            <text:p text:style-name="P5"><text:span text:style-name="T3"/></text:p>
          </table:table-cell>
        </table:table-row>
        <table:table-row>
          <table:table-cell table:style-name="Table1.A2" office:value-type="string">
            <text:p text:style-name="P5"><text:span text:style-name="T3"/></text:p>
            <text:p text:style-name="P5"><text:span text:style-name="T3">Martha Clarke, Admissions Coordinator</text:span><text:line-break/><text:span text:style-name="T3">School of Computer Science</text:span><text:line-break/><text:span text:style-name="T3">Carnegie Mellon University</text:span><text:line-break/><text:span text:style-name="T3">5000 Forbes Avenue</text:span><text:line-break/><text:span text:style-name="T3">Pittsburgh, PA 15213-3891 USA</text:span></text:p>
            <text:p text:style-name="P5"><text:span text:style-name="T3"/>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/>
            <text:p text:style-name="P2">University of Southern California</text:p>
            <text:p text:style-name="P2">USC Office of Admission and Financial Aid</text:p>
            <text:p text:style-name="P2">3601 South Flower Street, Tyler 1</text:p>
            <text:p text:style-name="P2">Los Angeles, CA 90089-0915</text:p>
            <text:p text:style-name="P4"/>
          </table:table-cell>
        </table:table-row>
        <table:table-row>
          <table:table-cell table:style-name="Table2.A2" office:value-type="string">
            <text:p text:style-name="P2"/>
            <text:p text:style-name="P2">University of Southern California</text:p>
            <text:p text:style-name="P2">USC Office of Admission and Financial Aid</text:p>
            <text:p text:style-name="P2">3601 South Flower Street, Tyler 1</text:p>
            <text:p text:style-name="P2">Los Angeles, CA 90089-0915</text:p>
            <text:p text:style-name="P4"/>
          </table:table-cell>
        </table:table-row>
        <table:table-row>
          <table:table-cell table:style-name="Table2.A2" office:value-type="string">
            <text:p text:style-name="P2"/>
            <text:p text:style-name="P2">University of Southern California</text:p>
            <text:p text:style-name="P2">USC Office of Admission and Financial Aid</text:p>
            <text:p text:style-name="P2">3601 South Flower Street, Tyler 1</text:p>
            <text:p text:style-name="P2">Los Angeles, CA 90089-0915</text:p>
            <text:p text:style-name="P4"/>
          </table:table-cell>
        </table:table-row>
        <table:table-row>
          <table:table-cell table:style-name="Table2.A2" office:value-type="string">
            <text:p text:style-name="P2"/>
            <text:p text:style-name="P2">University of Southern California</text:p>
            <text:p text:style-name="P2">USC Office of Admission and Financial Aid</text:p>
            <text:p text:style-name="P2">3601 South Flower Street, Tyler 1</text:p>
            <text:p text:style-name="P2">Los Angeles, CA 90089-0915</text:p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rtoGothicStdBook" svg:font-family="CartoGothicStdBook, Arial, Helvetica, sans-serif"/>
    <style:font-face style:name="Lohit Hindi1" svg:font-family="'Lohit Hindi'"/>
    <style:font-face style:name="arial" svg:font-family="arial, sans-serif"/>
    <style:font-face style:name="Courier 10 Pitch" svg:font-family="'Courier 10 Pitch'" style:font-pitch="fixed"/>
    <style:font-face style:name="AWLUnicode" svg:font-family="AWLUnicode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AS Web</meta:initial-creator>
    <meta:creation-date>2013-10-31T21:57:20</meta:creation-date>
    <dc:date>2013-10-31T22:03:53</dc:date>
    <dc:creator>DEAS Web</dc:creator>
    <meta:editing-duration>PT1M3S</meta:editing-duration>
    <meta:editing-cycles>2</meta:editing-cycles>
    <meta:generator>LibreOffice/3.5$Linux_x86 LibreOffice_project/350m1$Build-2</meta:generator>
    <meta:document-statistic meta:table-count="2" meta:image-count="0" meta:object-count="0" meta:page-count="2" meta:paragraph-count="20" meta:word-count="156" meta:character-count="1092" meta:non-whitespace-character-count="956"/>
  </office:meta>
</office:document-meta>
</file>